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de">
      <style:text-properties officeooo:paragraph-rsid="00199711"/>
    </style:style>
    <style:style style:name="P2" style:family="paragraph" style:parent-style-name="Standard">
      <style:text-properties officeooo:rsid="0003fe04" officeooo:paragraph-rsid="0003fe04"/>
    </style:style>
    <style:style style:name="P3" style:family="paragraph" style:parent-style-name="Standard">
      <style:text-properties officeooo:rsid="00057d6b" officeooo:paragraph-rsid="00057d6b"/>
    </style:style>
    <style:style style:name="P4" style:family="paragraph" style:parent-style-name="Standard">
      <style:text-properties officeooo:paragraph-rsid="00057d6b"/>
    </style:style>
    <style:style style:name="P5" style:family="paragraph" style:parent-style-name="Standard">
      <style:text-properties officeooo:rsid="0006c855" officeooo:paragraph-rsid="0006c855"/>
    </style:style>
    <style:style style:name="P6" style:family="paragraph" style:parent-style-name="Standard">
      <style:text-properties officeooo:paragraph-rsid="0006c855"/>
    </style:style>
    <style:style style:name="P7" style:family="paragraph" style:parent-style-name="Standard">
      <style:text-properties officeooo:rsid="000db7c9" officeooo:paragraph-rsid="000db7c9"/>
    </style:style>
    <style:style style:name="T1" style:family="text">
      <style:text-properties officeooo:rsid="00057d6b"/>
    </style:style>
    <style:style style:name="T2" style:family="text">
      <style:text-properties officeooo:rsid="000618b5"/>
    </style:style>
    <style:style style:name="T3" style:family="text">
      <style:text-properties officeooo:rsid="0006c855"/>
    </style:style>
    <style:style style:name="T4" style:family="text">
      <style:text-properties officeooo:rsid="000ade2d"/>
    </style:style>
    <style:style style:name="T5" style:family="text">
      <style:text-properties officeooo:rsid="000e3031"/>
    </style:style>
    <style:style style:name="T6" style:family="text">
      <style:text-properties officeooo:rsid="000ff66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7d6b" style:font-weight-asian="bold" style:font-weight-complex="bold"/>
    </style:style>
    <style:style style:name="T9" style:family="text">
      <style:text-properties fo:font-weight="bold" officeooo:rsid="000618b5" style:font-weight-asian="bold" style:font-weight-complex="bold"/>
    </style:style>
    <style:style style:name="T10" style:family="text">
      <style:text-properties fo:font-weight="bold" officeooo:rsid="0006c855" style:font-weight-asian="bold" style:font-weight-complex="bold"/>
    </style:style>
    <style:style style:name="T11" style:family="text">
      <style:text-properties fo:font-weight="bold" officeooo:rsid="000ade2d" style:font-weight-asian="bold" style:font-weight-complex="bold"/>
    </style:style>
    <style:style style:name="T12" style:family="text">
      <style:text-properties fo:font-style="italic" officeooo:rsid="00057d6b" style:font-style-asian="italic" style:font-style-complex="italic"/>
    </style:style>
    <style:style style:name="T13" style:family="text">
      <style:text-properties fo:font-style="italic" officeooo:rsid="0006c855" style:font-style-asian="italic" style:font-style-complex="italic"/>
    </style:style>
    <style:style style:name="T14" style:family="text">
      <style:text-properties fo:font-style="italic" officeooo:rsid="000e3031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057d6b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06c855" style:font-style-asian="italic" style:font-weight-asian="bold" style:font-style-complex="italic" style:font-weight-complex="bold"/>
    </style:style>
    <style:style style:name="T18" style:family="text">
      <style:text-properties officeooo:rsid="0016d084"/>
    </style:style>
    <style:style style:name="T19" style:family="text">
      <style:text-properties officeooo:rsid="0018a9e3"/>
    </style:style>
    <style:style style:name="T20" style:family="text">
      <style:text-properties officeooo:rsid="001997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raphical Module</text:p>
      <text:p text:style-name="Subtitle">documentation</text:p>
      <text:p text:style-name="P2"/>
      <text:h text:style-name="Heading_20_3" text:outline-level="3">Presentation</text:h>
      <text:p text:style-name="P2"/>
      <text:p text:style-name="P2"><text:tab/><text:span text:style-name="T7">Graphical Module</text:span> is somehow a <text:span text:style-name="T7">graphical library</text:span> designed for creating user interfaces using <text:span text:style-name="T7">SuperCollider IDE</text:span>.</text:p>
      <text:p text:style-name="P2"/>
      <text:p text:style-name="P2"><text:tab/>It’s purpose is to provide a <text:span text:style-name="T7">prettier UI than SC’s basic QT implementation</text:span>.</text:p>
      <text:p text:style-name="P2"/>
      <text:p text:style-name="P2"><text:tab/>Instead of being packaged as a Quark,which adds extra steps when seting up environnement, it takes advantage of SC’s <text:span text:style-name="T1">g</text:span>lobal variable system, <text:span text:style-name="T7">creating a global dictionary which contains both </text:span><text:span text:style-name="T8">UI variables and widget creation functions</text:span><text:span text:style-name="T1">.</text:span></text:p>
      <text:p text:style-name="P2"/>
      <text:p text:style-name="P2"><text:tab/><text:span text:style-name="T1">To get it running, </text:span><text:span text:style-name="T8">execute </text:span><text:span text:style-name="T16">GM_main.scd</text:span><text:span text:style-name="T8"> while scide is running</text:span><text:span text:style-name="T1">.</text:span></text:p>
      <text:p text:style-name="P2"/>
      <text:p text:style-name="P2"><text:tab/><text:span text:style-name="T1">You can find a demo at </text:span><text:span text:style-name="T12">GM_demo.scd</text:span><text:span text:style-name="T1">.</text:span></text:p>
      <text:p text:style-name="P2"/>
      <text:p text:style-name="P2"><text:tab/><text:span text:style-name="T2">Basically, </text:span><text:span text:style-name="T9">all widget are instances of the UserView class</text:span><text:span text:style-name="T2">, with custom drawFunc, variables and methods.</text:span></text:p>
      <text:p text:style-name="P2"/>
      <text:h text:style-name="Heading_20_3" text:outline-level="3">Usage</text:h>
      <text:p text:style-name="P3"/>
      <text:p text:style-name="P3"><text:tab/>To <text:span text:style-name="T7">initialize</text:span> the library, <text:span text:style-name="T7">execute </text:span><text:span text:style-name="T15">GM_main.scd</text:span>, either by hand, or by using</text:p>
      <text:p text:style-name="P3"/>
      <text:p text:style-name="Code">this.executeFile( ( "path/to/GM_main.scd" ).standardizePath ) );</text:p>
      <text:p text:style-name="P4"/>
      <text:p text:style-name="P4"><text:tab/><text:span text:style-name="T1">Once it’s done, </text:span><text:span text:style-name="T8">you have access to a global variable, </text:span><text:span text:style-name="T16">~gm</text:span><text:span text:style-name="T1">, which can be used to setup a Graphical User Interface.</text:span></text:p>
      <text:p text:style-name="P4"/>
      <text:p text:style-name="P4"><text:tab/><text:span text:style-name="T12">~gm</text:span><text:span text:style-name="T1"> both contains GUI variables and widget creation functions.</text:span></text:p>
      <text:p text:style-name="P4"/>
      <text:p text:style-name="P4"><text:tab/><text:span text:style-name="T1">To </text:span><text:span text:style-name="T8">setup a GUI variable</text:span><text:span text:style-name="T1"> :</text:span></text:p>
      <text:p text:style-name="P4"/>
      <text:p text:style-name="Code">~gm.put( \mainColor, Color( 1, 0, 0 ) <text:span text:style-name="T19">)</text:span>;</text:p>
      <text:p text:style-name="P3"/>
      <text:p text:style-name="P3"><text:tab/>To <text:span text:style-name="T7">get a widget</text:span> :</text:p>
      <text:p text:style-name="P3"/>
      <text:p text:style-name="P1">var my_button = ~gm.at( \simpleButton ).value() ;</text:p>
      <text:p text:style-name="Code"/>
      <text:p text:style-name="Code">var my_custom_button = ~gm.at(</text:p>
      <text:p text:style-name="Code"><text:tab/>\simpleButton <text:span text:style-name="T20">)</text:span>.value(</text:p>
      <text:p text:style-name="Code"><text:tab/>text : « Custom Button »,</text:p>
      <text:p text:style-name="Code"><text:soft-page-break/><text:tab/>backColor : Color.blue</text:p>
      <text:p text:style-name="Code">) ;</text:p>
      <text:p text:style-name="P3"/>
      <text:p text:style-name="P3"><text:tab/><text:span text:style-name="T9">All widget</text:span><text:span text:style-name="T10">s</text:span><text:span text:style-name="T9"> have a </text:span><text:span text:style-name="T17">bindFunction</text:span><text:span text:style-name="T10"> </text:span><text:span text:style-name="T9">method</text:span><text:span text:style-name="T2"> </text:span><text:span text:style-name="T3">which allows you to </text:span><text:span text:style-name="T10">bind it to your own function</text:span><text:span text:style-name="T3">. This function’s arguments will depend on the widget :</text:span></text:p>
      <text:p text:style-name="P3"/>
      <text:p text:style-name="Code">var diamondSlider = ~gm.at( \diamondSlider ).value();</text:p>
      <text:p text:style-name="Code"/>
      <text:p text:style-name="Code">diamondSlider.<text:span text:style-name="T3">bindFunction( {</text:span></text:p>
      <text:p text:style-name="Code"><text:tab/>| value |</text:p>
      <text:p text:style-name="Code"><text:tab/>( ‘You slided to ‘ ++ value.asString ).postln;</text:p>
      <text:p text:style-name="Code">} );</text:p>
      <text:p text:style-name="P5"/>
      <text:p text:style-name="P6"><text:span text:style-name="T3"><text:tab/></text:span><text:span text:style-name="T18">I</text:span><text:span text:style-name="T4">n general, you’ll want </text:span><text:span text:style-name="T11">a Window instance and store widgets inside layouts</text:span><text:span text:style-name="T4"> :</text:span></text:p>
      <text:p text:style-name="P5"/>
      <text:p text:style-name="Code">(</text:p>
      <text:p text:style-name="Code">var win = Window(</text:p>
      <text:p text:style-name="Code"><text:tab/>"GM Example",</text:p>
      <text:p text:style-name="Code"><text:tab/>Rect(</text:p>
      <text:p text:style-name="Code"><text:tab/><text:tab/>100,</text:p>
      <text:p text:style-name="Code"><text:tab/><text:tab/>100,</text:p>
      <text:p text:style-name="Code"><text:tab/><text:tab/>300,</text:p>
      <text:p text:style-name="Code"><text:tab/><text:tab/>150</text:p>
      <text:p text:style-name="Code"><text:tab/>)</text:p>
      <text:p text:style-name="Code">);</text:p>
      <text:p text:style-name="Code"/>
      <text:p text:style-name="Code">var slider = ~gm.at( \diamondSlider ).value();</text:p>
      <text:p text:style-name="Code"/>
      <text:p text:style-name="Code">slider.bindFunction( { | newValue |</text:p>
      <text:p text:style-name="Code"><text:tab/>( "You slided to " ++ newValue.asString ).postln } );</text:p>
      <text:p text:style-name="Code"/>
      <text:p text:style-name="Code">win.layout_(</text:p>
      <text:p text:style-name="Code"><text:tab/>VLayout(</text:p>
      <text:p text:style-name="Code"><text:tab/><text:tab/>slider</text:p>
      <text:p text:style-name="Code"><text:tab/>)</text:p>
      <text:p text:style-name="Code">);</text:p>
      <text:p text:style-name="P5"/>
      <text:p text:style-name="P5"><text:tab/><text:span text:style-name="T4">Now, finally, a little bit of fun, with </text:span><text:span text:style-name="T11">server running</text:span><text:span text:style-name="T4"> :</text:span></text:p>
      <text:p text:style-name="P5"/>
      <text:p text:style-name="Code">(</text:p>
      <text:p text:style-name="Code">var win = Window(</text:p>
      <text:p text:style-name="Code"><text:tab/>"GM Example",</text:p>
      <text:p text:style-name="Code"><text:tab/>Rect(</text:p>
      <text:p text:style-name="Code"><text:tab/><text:tab/>100,</text:p>
      <text:p text:style-name="Code"><text:tab/><text:tab/>100,</text:p>
      <text:p text:style-name="Code"><text:tab/><text:tab/>300,</text:p>
      <text:p text:style-name="Code"><text:tab/><text:tab/>150</text:p>
      <text:p text:style-name="Code"><text:tab/>)</text:p>
      <text:p text:style-name="Code"><text:soft-page-break/>);</text:p>
      <text:p text:style-name="Code"/>
      <text:p text:style-name="Code">var slider = ~gm.at( \diamondSlider ).value(</text:p>
      <text:p text:style-name="Code"><text:tab/>minVal: 55,</text:p>
      <text:p text:style-name="Code"><text:tab/>value: 110,</text:p>
      <text:p text:style-name="Code"><text:tab/>maxVal: 880,</text:p>
      <text:p text:style-name="Code"><text:tab/>setGrowthType: \exp</text:p>
      <text:p text:style-name="Code">);</text:p>
      <text:p text:style-name="Code"/>
      <text:p text:style-name="Code">var synth;</text:p>
      <text:p text:style-name="Code"/>
      <text:p text:style-name="Code">SynthDef( \sine, {</text:p>
      <text:p text:style-name="Code"><text:tab/>| out = 0, freq = 110, amp = 0.25 |</text:p>
      <text:p text:style-name="Code"><text:tab/>var snd = SinOsc.ar( freq, mul: amp );</text:p>
      <text:p text:style-name="Code"><text:tab/>Out.ar( out, [ snd, snd ] )</text:p>
      <text:p text:style-name="Code">} ).add;</text:p>
      <text:p text:style-name="Code"/>
      <text:p text:style-name="Code">slider.bindFunction( { | newValue |</text:p>
      <text:p text:style-name="Code"><text:tab/>synth.set( \freq, newValue );</text:p>
      <text:p text:style-name="Code"><text:tab/>( "You slided to " ++ newValue.asString ).postln } );</text:p>
      <text:p text:style-name="Code"/>
      <text:p text:style-name="Code">win.layout_(</text:p>
      <text:p text:style-name="Code"><text:tab/>VLayout(</text:p>
      <text:p text:style-name="Code"><text:tab/><text:tab/>slider</text:p>
      <text:p text:style-name="Code"><text:tab/>)</text:p>
      <text:p text:style-name="Code">);</text:p>
      <text:p text:style-name="Code"/>
      <text:p text:style-name="Code">SystemClock.sched( 0.01, { synth = Synth( \sine ) } );</text:p>
      <text:p text:style-name="Code"/>
      <text:p text:style-name="Code">win.front;</text:p>
      <text:p text:style-name="Code">)</text:p>
      <text:p text:style-name="P5"/>
      <text:h text:style-name="Heading_20_3" text:outline-level="3">Variables Overview</text:h>
      <text:p text:style-name="P7"/>
      <text:p text:style-name="P7"><text:tab/><text:span text:style-name="T5">Here, </text:span><text:span text:style-name="T14">~gm</text:span><text:span text:style-name="T5"> vari</text:span><text:span text:style-name="T6">a</text:span><text:span text:style-name="T5">bles and what they’re <text:s/>supposed to do. Access through </text:span><text:span text:style-name="T14">~gm.at( \symbol )</text:span><text:span text:style-name="T5">, modify with </text:span><text:span text:style-name="T14">~gm.put( \symbol, value )</text:span><text:span text:style-name="T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de" style:family="paragraph" style:parent-style-name="Standard" style:master-page-name="">
      <loext:graphic-properties draw:fill="solid" draw:fill-color="#b2b2b2"/>
      <style:paragraph-properties fo:margin-left="0cm" fo:margin-right="0cm" fo:keep-together="always" fo:orphans="0" fo:widows="0" fo:text-indent="0cm" style:auto-text-indent="false" style:page-number="auto" fo:background-color="#b2b2b2" fo:padding="0.25cm" fo:border="0.06pt solid #000000" fo:keep-with-next="auto"/>
      <style:text-properties officeooo:rsid="00057d6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1:56:40.123002737</meta:creation-date>
    <dc:date>2021-12-27T12:46:32.191918458</dc:date>
    <meta:editing-duration>PT49M1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3" meta:paragraph-count="84" meta:word-count="421" meta:character-count="2547" meta:non-whitespace-character-count="2149"/>
  </office:meta>
</office:document-meta>
</file>